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font-weight="normal" officeooo:paragraph-rsid="000f7be7" style:font-weight-asian="normal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2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5" style:family="paragraph" style:parent-style-name="Standard" style:list-style-name="L1">
      <style:paragraph-properties style:snap-to-layout-grid="false"/>
      <style:text-properties officeooo:paragraph-rsid="001196f4"/>
    </style:style>
    <style:style style:name="P16" style:family="paragraph" style:parent-style-name="Standard" style:list-style-name="L2">
      <style:paragraph-properties style:snap-to-layout-grid="false"/>
      <style:text-properties fo:color="#000000"/>
    </style:style>
    <style:style style:name="P17" style:family="paragraph" style:parent-style-name="Standard" style:list-style-name="L2">
      <style:paragraph-properties style:snap-to-layout-grid="false"/>
      <style:text-properties fo:color="#000000" officeooo:rsid="000e2478" officeooo:paragraph-rsid="00130f48"/>
    </style:style>
    <style:style style:name="P18" style:family="paragraph" style:parent-style-name="Standard" style:list-style-name="L2">
      <style:paragraph-properties style:snap-to-layout-grid="false"/>
      <style:text-properties fo:color="#000000" officeooo:rsid="000e2478" officeooo:paragraph-rsid="000e2478"/>
    </style:style>
    <style:style style:name="P19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0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1" style:family="paragraph" style:parent-style-name="Standard" style:list-style-name="L2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2" style:family="paragraph" style:parent-style-name="Standard">
      <style:paragraph-properties style:snap-to-layout-grid="false"/>
      <style:text-properties fo:color="#000000" officeooo:paragraph-rsid="001da44c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25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26" style:family="paragraph" style:parent-style-name="Standard">
      <style:text-properties fo:font-weight="normal" officeooo:rsid="00228768" officeooo:paragraph-rsid="001da44c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bb0f8" style:font-weight-asian="normal" style:font-weight-complex="normal"/>
    </style:style>
    <style:style style:name="T6" style:family="text">
      <style:text-properties fo:color="#000000" style:font-name="Times New Roman" fo:font-weight="normal" officeooo:rsid="0010bbb8" style:font-weight-asian="normal" style:font-weight-complex="normal"/>
    </style:style>
    <style:style style:name="T7" style:family="text">
      <style:text-properties fo:color="#000000" style:font-name="Times New Roman" fo:font-weight="normal" officeooo:rsid="001c737c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officeooo:rsid="000bb0f8" style:font-weight-asian="normal" style:font-weight-complex="normal"/>
    </style:style>
    <style:style style:name="T10" style:family="text">
      <style:text-properties fo:color="#000000" fo:font-weight="normal" officeooo:rsid="001c737c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c737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1da44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bold" officeooo:rsid="001da44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fo:language="en" fo:country="US" fo:font-weight="bold" style:font-weight-asian="bold" style:font-weight-complex="bold"/>
    </style:style>
    <style:style style:name="T17" style:family="text">
      <style:text-properties fo:color="#0000ff" fo:language="en" fo:country="US" fo:font-weight="bold" officeooo:rsid="000f7be7" style:font-weight-asian="bold" style:font-weight-complex="bold"/>
    </style:style>
    <style:style style:name="T18" style:family="text">
      <style:text-properties fo:color="#0000ff" fo:language="en" fo:country="US" fo:font-weight="bold" officeooo:rsid="001c737c" style:font-weight-asian="bold" style:font-weight-complex="bold"/>
    </style:style>
    <style:style style:name="T19" style:family="text">
      <style:text-properties fo:color="#0000ff" fo:font-weight="bold" officeooo:rsid="000bb0f8" style:font-weight-asian="bold" style:font-weight-complex="bold"/>
    </style:style>
    <style:style style:name="T20" style:family="text">
      <style:text-properties fo:color="#0000ff" fo:font-weight="bold" officeooo:rsid="001a473e" style:font-weight-asian="bold" style:font-weight-complex="bold"/>
    </style:style>
    <style:style style:name="T21" style:family="text">
      <style:text-properties fo:color="#0000ff" fo:font-weight="bold" officeooo:rsid="001c737c" style:font-weight-asian="bold" style:font-weight-complex="bold"/>
    </style:style>
    <style:style style:name="T22" style:family="text">
      <style:text-properties fo:color="#0000ff" fo:font-weight="bold" officeooo:rsid="001bf953" style:font-weight-asian="bold"/>
    </style:style>
    <style:style style:name="T23" style:family="text">
      <style:text-properties fo:color="#0000ff" fo:font-weight="bold" officeooo:rsid="001c737c" style:font-weight-asian="bold"/>
    </style:style>
    <style:style style:name="T24" style:family="text">
      <style:text-properties fo:color="#0000ff" style:text-line-through-style="none" style:font-name="Times New Roman" fo:font-size="12pt" fo:font-style="normal" style:text-underline-style="none" fo:font-weight="bold" officeooo:rsid="001da44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26" style:family="text">
      <style:text-properties fo:color="#0000ff" fo:language="es" fo:country="ES" fo:font-weight="bold" officeooo:rsid="001c737c" style:font-weight-asian="bold" style:language-complex="ar" style:country-complex="SA" style:font-weight-complex="bold"/>
    </style:style>
    <style:style style:name="T27" style:family="text">
      <style:text-properties fo:font-weight="normal" officeooo:rsid="001bf953" style:font-weight-asian="normal" style:font-weight-complex="normal"/>
    </style:style>
    <style:style style:name="T28" style:family="text">
      <style:text-properties fo:font-weight="normal" officeooo:rsid="000f7be7" style:font-weight-asian="normal" style:font-weight-complex="normal"/>
    </style:style>
    <style:style style:name="T29" style:family="text">
      <style:text-properties fo:font-weight="normal" officeooo:rsid="001c737c" style:font-weight-asian="normal" style:font-weight-complex="normal"/>
    </style:style>
    <style:style style:name="T30" style:family="text">
      <style:text-properties officeooo:rsid="000f7be7"/>
    </style:style>
    <style:style style:name="T31" style:family="text">
      <style:text-properties officeooo:rsid="00130f48"/>
    </style:style>
    <style:style style:name="T32" style:family="text">
      <style:text-properties fo:language="es" fo:country="ES" style:language-complex="ar" style:country-complex="SA"/>
    </style:style>
    <style:style style:name="T33" style:family="text">
      <style:text-properties fo:language="es" fo:country="ES" officeooo:rsid="00130f48" style:language-complex="ar" style:country-complex="SA"/>
    </style:style>
    <style:style style:name="T34" style:family="text">
      <style:text-properties fo:language="es" fo:country="ES" officeooo:rsid="001bf953" style:language-complex="ar" style:country-complex="SA"/>
    </style:style>
    <style:style style:name="T35" style:family="text">
      <style:text-properties fo:language="es" fo:country="ES" officeooo:rsid="001c737c" style:language-complex="ar" style:country-complex="SA"/>
    </style:style>
    <style:style style:name="T36" style:family="text">
      <style:text-properties fo:language="es" fo:country="ES" fo:font-style="italic" officeooo:rsid="001cc9ae" fo:background-color="transparent" style:font-style-asian="italic" style:language-complex="ar" style:country-complex="SA" style:font-weight-complex="bold"/>
    </style:style>
    <style:style style:name="T37" style:family="text">
      <style:text-properties fo:language="es" fo:country="ES" fo:font-style="italic" officeooo:rsid="001a473e" fo:background-color="transparent" style:font-style-asian="italic" style:language-complex="ar" style:country-complex="SA" style:font-weight-complex="bold"/>
    </style:style>
    <style:style style:name="T38" style:family="text">
      <style:text-properties fo:language="es" fo:country="ES" fo:font-style="italic" officeooo:rsid="001bf953" fo:background-color="transparent" style:font-style-asian="italic" style:language-complex="ar" style:country-complex="SA" style:font-weight-complex="bold"/>
    </style:style>
    <style:style style:name="T39" style:family="text">
      <style:text-properties fo:language="es" fo:country="ES" fo:font-style="italic" officeooo:rsid="001c737c" fo:background-color="transparent" style:font-style-asian="italic" style:language-complex="ar" style:country-complex="SA" style:font-weight-complex="bold"/>
    </style:style>
    <style:style style:name="T40" style:family="text">
      <style:text-properties fo:language="es" fo:country="ES" fo:font-style="italic" officeooo:rsid="000f7be7" fo:background-color="transparent" style:font-style-asian="italic" style:language-complex="ar" style:country-complex="SA" style:font-weight-complex="bold"/>
    </style:style>
    <style:style style:name="T41" style:family="text">
      <style:text-properties officeooo:rsid="001a473e"/>
    </style:style>
    <style:style style:name="T42" style:family="text">
      <style:text-properties officeooo:rsid="001c7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T9">Modificar </text:span><text:span text:style-name="T10">Roles</text:span></text:p>
          </table:table-cell>
          <table:table-cell table:style-name="Tabla1.B1" office:value-type="string">
            <text:p text:style-name="P5"><text:span text:style-name="T1">Nro. de Caso de Uso:</text:span> <text:span text:style-name="T19">SGC-ADM-0</text:span><text:span text:style-name="T21">2</text:span><text:span text:style-name="T19">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UC_5f_NormalAzul_20_Car"><text:span text:style-name="T3"> </text:span></text:span><text:span text:style-name="UC_5f_NormalAzul_20_Car"><text:span text:style-name="T6">Modificar</text:span></text:span><text:span text:style-name="UC_5f_NormalAzul_20_Car"><text:span text:style-name="T4"> un </text:span></text:span><text:span text:style-name="UC_5f_NormalAzul_20_Car"><text:span text:style-name="T7">rol</text:span></text:span><text:span text:style-name="UC_5f_NormalAzul_20_Car"><text:span text:style-name="T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8">Pre-condiciones:</text:span><text:span text:style-name="UC_5f_NormalAzul_20_Car"><text:span text:style-name="T3"> </text:span></text:span></text:p>
            <text:list xml:id="list308588003864052308" text:style-name="L1">
              <text:list-item>
                <text:p text:style-name="P15"><text:span text:style-name="UC_5f_NormalAzul_20_Car"><text:span text:style-name="T4">El usuario debe haber iniciado sesión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3"> </text:span></text:span><text:span text:style-name="UC_5f_NormalAzul_20_Car"><text:span text:style-name="T5">Los datos del </text:span></text:span><text:span text:style-name="UC_5f_NormalAzul_20_Car"><text:span text:style-name="T7">rol</text:span></text:span><text:span text:style-name="UC_5f_NormalAzul_20_Car"><text:span text:style-name="T5"> han sido modificados.</text:span></text:span></text:p>
          </table:table-cell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  <text:p text:style-name="P6"/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list xml:id="list4825148038849497552" text:style-name="L2">
              <text:list-header>
                <text:p text:style-name="P16"/>
              </text:list-header>
            </text:list>
          </table:table-cell>
          <table:table-cell table:style-name="Tabla2.A1" office:value-type="string">
            <text:list xml:id="list143852541963856" text:continue-numbering="true" text:style-name="L2">
              <text:list-item>
                <text:p text:style-name="P17"><text:span text:style-name="T31">D</text:span>espliega una interfaz en forma de formulario con campos a ser completado para la modificación del <text:span text:style-name="T42">rol</text:span>. Recibe <text:span text:style-name="T31">como parámetro </text:span>el identificador del <text:span text:style-name="T42">rol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3853356668867" text:continue-numbering="true" text:style-name="L2">
              <text:list-item>
                <text:p text:style-name="P23"><text:span text:style-name="T41">Completa al menos uno de los siguientes campos</text:span>:<text:line-break/>“<text:span text:style-name="T31">Nombre”<text:line-break/>“Descripción”</text:span></text:p>
              </text:list-item>
            </text:list>
          </table:table-cell>
          <table:table-cell table:style-name="Tabla2.A1" office:value-type="string">
            <text:list xml:id="list143852724642403" text:continue-numbering="true" text:style-name="L2">
              <text:list-header>
                <text:p text:style-name="P16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43853433142515" text:continue-numbering="true" text:style-name="L2">
              <text:list-item>
                <text:p text:style-name="P19">Oprime el botón “Modificar <text:span text:style-name="T42">Rol</text:span>”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143853974858464" text:continue-numbering="true" text:style-name="L2">
              <text:list-header>
                <text:p text:style-name="P20"/>
              </text:list-header>
            </text:list>
          </table:table-cell>
          <table:table-cell table:style-name="Tabla2.B5" office:value-type="string">
            <text:list xml:id="list143854075872020" text:continue-numbering="true" text:style-name="L2">
              <text:list-item>
                <text:p text:style-name="P24">Verifica la validez de los campos <text:span text:style-name="T31">y actualiza el rol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43854025897513" text:continue-numbering="true" text:style-name="L2">
              <text:list-header>
                <text:p text:style-name="P20"/>
              </text:list-header>
            </text:list>
          </table:table-cell>
          <table:table-cell table:style-name="Tabla2.B5" office:value-type="string">
            <text:list xml:id="list143853183804884" text:continue-numbering="true" text:style-name="L2">
              <text:list-item>
                <text:p text:style-name="P18">Despliega un mensaje de la <text:span text:style-name="T30">modificación</text:span> exitosa del <text:span text:style-name="T42">rol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43852762286023" text:continue-numbering="true" text:style-name="L2">
              <text:list-header>
                <text:p text:style-name="P20"/>
              </text:list-header>
            </text:list>
          </table:table-cell>
          <table:table-cell table:style-name="Tabla2.B5" office:value-type="string">
            <text:list xml:id="list143852008035734" text:continue-numbering="true" text:style-name="L2">
              <text:list-item>
                <text:p text:style-name="P21"><text:span text:style-name="T32">Se redirige a </text:span><text:span text:style-name="T33">la interfaz </text:span><text:span text:style-name="T32">Administración </text:span><text:span text:style-name="T34">de </text:span><text:span text:style-name="T35">Roles y Permisos</text:span><text:span text:style-name="T34"> (ir al Caso de Uso </text:span><text:span text:style-name="T25">SGC-ADM-0</text:span><text:span text:style-name="T26">2</text:span><text:span text:style-name="T34">)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12">A1. Cancelar</text:p>
            <text:p text:style-name="P25"><text:span text:style-name="Default_20_Paragraph_20_Font"><text:span text:style-name="T11">En el paso </text:span></text:span><text:span text:style-name="Default_20_Paragraph_20_Font"><text:span text:style-name="T13">2 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  <text:p text:style-name="P25"><text:span text:style-name="Default_20_Paragraph_20_Font"><text:span text:style-name="T11"/></text:span></text:p>
            <text:p text:style-name="P26"><text:span text:style-name="Default_20_Paragraph_20_Font"><text:span text:style-name="T15">A2. Asignar Permisos</text:span></text:span></text:p>
            <text:p text:style-name="P26"><text:span text:style-name="Default_20_Paragraph_20_Font"><text:span text:style-name="T14">En el paso 2, el usuario oprime el botón “Asignar Permisos”. (Ir al Caso de Uso </text:span></text:span><text:span text:style-name="Default_20_Paragraph_20_Font"><text:span text:style-name="T24">SGC-ADM-02-01-01</text:span></text:span><text:span text:style-name="Default_20_Paragraph_20_Font"><text:span text:style-name="T14">)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30">4.1-Error de conexión con la base de datos. </text:span><text:span text:style-name="T28">Se redirige a</text:span><text:span text:style-name="T27">l Caso de Uso</text:span><text:span text:style-name="T28"> Administración </text:span><text:span text:style-name="T27">de </text:span><text:span text:style-name="T29">Roles y Permisos</text:span><text:span text:style-name="T27"> (ir al Caso de Uso </text:span><text:span text:style-name="T22">SGC-ADM-0</text:span><text:span text:style-name="T23">2</text:span><text:span text:style-name="T27">).</text:span></text:p>
            <text:p text:style-name="P10"><text:span text:style-name="T36">5.</text:span><text:span text:style-name="T37">1</text:span><text:span text:style-name="T36">-</text:span><text:span text:style-name="T38">El sistema despliega un mensaje de error: “</text:span><text:span text:style-name="T36">Error en la verificación del </text:span><text:span text:style-name="T39">rol</text:span><text:span text:style-name="T36">.</text:span><text:span text:style-name="T38">” </text:span><text:span text:style-name="T40">Vuelve al punto </text:span><text:span text:style-name="T37">2</text:span><text:span text:style-name="T40">.</text:span></text:p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>Asociaciones de Extensión: <text:span text:style-name="Default_20_Paragraph_20_Font"><text:span text:style-name="T24">SGC-ADM-02-01-01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20">SGC-ADM-0</text:span><text:span text:style-name="T21">2</text:span><text:span text:style-name="T20">-02-</text:span><text:span text:style-name="T21">01</text:span></text:p>
          </table:table-cell>
        </table:table-row>
        <text:soft-page-break/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6">SG</text:span><text:span text:style-name="T17">C</text:span><text:span text:style-name="T16">-ADM-0</text:span><text:span text:style-name="T18">2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6</meta:editing-cycles>
    <meta:editing-duration>PT18H27M56S</meta:editing-duration>
    <dc:date>2014-03-16T14:38:51.901729177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0" meta:word-count="251" meta:character-count="1538" meta:non-whitespace-character-count="1321"/>
  </office:meta>
</office:document-meta>
</file>